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9208893" text:style-name="L1">
        <text:list-item>
          <text:p text:style-name="P1">Finding a pair: Unpack the card values from the hand into a values list. Count the occurrences of each value in the list. If it occurs more than once, you have a pair.</text:p>
        </text:list-item>
        <text:list-item>
          <text:p text:style-name="P1">Finding two pairs: Unpack the card values from the hand into a values list. Begin counting each of the values in the list. If one of those is two or greater, increment a counter and remove all occurrences of that value from the list. Begin counting the values again. If a second pair is found, increment the counter. Once the counter reaches 2 set the value of two pairs to True and exit the loop.</text:p>
        </text:list-item>
        <text:list-item>
          <text:p text:style-name="P1">Three of a kind: Unpack the card values from the hand into a values list. Count the occurrences of each value in the list. If it occurs at least 3 times you have 3 of a kind.</text:p>
        </text:list-item>
        <text:list-item>
          <text:p text:style-name="P1">Straight: Unpack the card values from the hand into a values list. Convert the list into the numerical values for each card for sorting and comparison. Create two lists, one for each Aces being high and low. Sort one of the lists. Iterate through the list, checking to see if the difference between the current card and the next card is 1. If this is true through the whole list, you have a straight. If this is not true, try this again on the other list. If the comparison holds on this list, you have a straight. Otherwise you do not.</text:p>
        </text:list-item>
        <text:list-item>
          <text:p text:style-name="P1">Flush: Unpack the suit values from the hand into a suits list. Count the occurrences of each suit. If it occurs five times you have a flush.</text:p>
        </text:list-item>
        <text:list-item>
          <text:p text:style-name="P1">Full House: Unpack your card values from the hand into a values list. Begin checking the number of occurrences of each value. If one of the values is exactly 2, the pair portion is true. Remove those values from the list. Evaluate the values again, if you have 3 of a kind you now have a full house.</text:p>
        </text:list-item>
        <text:list-item>
          <text:p text:style-name="P1">Four of a kind: Unpack the card values from the hand into a values list. Count the occurrences of each value in the list. If a value occurs 4 times you have four of a kind.</text:p>
        </text:list-item>
        <text:list-item>
          <text:p text:style-name="P1">Call the functions used to check for both a straight and a flush and assign them to variables. If both are true, you have a Straight Flush.</text:p>
        </text:list-item>
        <text:list-item>
          <text:p text:style-name="P1">Royal Flush: Unpack the card values into a values list. Check each value against the list of cards needed to have a royal flush. If all five cards exist your hand is royal. Call the flush function to check if it is a flush. If both are true, you have a Royal Flush.</text:p>
        </text:list-item>
        <text:list-item>
          <text:p text:style-name="P1">Ranking a hand: Call all of the above functions in descending order of value. Assign each a numerical value that will be assigned to the hand rank if a function yields True. If a hand has more than one of the above values, calling the functions in descending order will mean only the highest valued hand rank will be returned from the function.</text:p>
        </text:list-item>
        <text:list-item>
          <text:p text:style-name="P1">Generate a deck: Create a list of card values (A, 2-9, J, Q, K) and a list of suits (C, H, S, D). Combine all the values with each of the suits using nested loops and append each new card to a new list. Shuffle that list in place and return this list.</text:p>
        </text:list-item>
        <text:list-item>
          <text:p text:style-name="P1">Players: Retrieve the 5 player names from the user and split them up at the white space between names. Verify there were 5 names entered. Create 5 lists, one for each player and assign each name to their respective player number. Add these players to a Player List which will contain all of the players for later ranking.</text:p>
        </text:list-item>
        <text:list-item>
          <text:p text:style-name="P1">Use slicing to assign a card to each player's hand from the deck. Increment a counter after each card to ensure no cards are repeated.</text:p>
        </text:list-item>
        <text:list-item>
          <text:p text:style-name="P1">Call the ranking function to rank each hand and assign that rank to each player's list. Find the maximum hand rank within the player list and assign that to a variable representing the winning rank. Print all the players and their hands. Announce the winners by printing every player's name who had the winning rank and the hand type associated with that rank as defined in a dictionary.</text:p>
        </text:list-item>
        <text:list-item>
          <text:p text:style-name="P1">Determine if the user wishes to play again.</text:p>
        </text:list-item>
      </text:list>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Program 4 <text:s text:c="103"/>Harris, Michae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el Harris</meta:initial-creator>
    <meta:creation-date>2012-09-12T21:29:13.71</meta:creation-date>
    <dc:date>2012-09-16T19:23:53.64</dc:date>
    <dc:creator>Michael Harris</dc:creator>
    <meta:editing-duration>PT38M5S</meta:editing-duration>
    <meta:editing-cycles>2</meta:editing-cycles>
    <meta:generator>OpenOffice.org/3.3$Win32 OpenOffice.org_project/330m20$Build-9567</meta:generator>
    <meta:document-statistic meta:table-count="0" meta:image-count="0" meta:object-count="0" meta:page-count="2" meta:paragraph-count="16" meta:word-count="741" meta:character-count="3933"/>
  </office:meta>
</office:document-meta>
</file>